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0" style:family="paragraph" style:parent-style-name="Footnote">
      <style:text-properties style:font-name="Liberation Sans" officeooo:paragraph-rsid="0fe5136d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c50ec9"/>
    </style:style>
    <style:style style:name="P41" style:family="paragraph" style:parent-style-name="Standard">
      <style:text-properties officeooo:paragraph-rsid="0cc5fe5b"/>
    </style:style>
    <style:style style:name="P42" style:family="paragraph" style:parent-style-name="Standard">
      <style:text-properties officeooo:paragraph-rsid="0d1ec96e"/>
    </style:style>
    <style:style style:name="P43" style:family="paragraph" style:parent-style-name="Standard">
      <style:text-properties officeooo:paragraph-rsid="0d8c21b9"/>
    </style:style>
    <style:style style:name="P44" style:family="paragraph" style:parent-style-name="Standard">
      <style:text-properties officeooo:paragraph-rsid="0e03342d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officeooo:paragraph-rsid="0e38fc62"/>
    </style:style>
    <style:style style:name="P47" style:family="paragraph" style:parent-style-name="Standard">
      <style:text-properties officeooo:paragraph-rsid="0e82f1b0"/>
    </style:style>
    <style:style style:name="P48" style:family="paragraph" style:parent-style-name="Footnote">
      <style:text-properties officeooo:rsid="043ccc66" officeooo:paragraph-rsid="0f40045a"/>
    </style:style>
    <style:style style:name="P49" style:family="paragraph" style:parent-style-name="Footnote">
      <style:text-properties officeooo:rsid="043ccc66" officeooo:paragraph-rsid="0f4dc0dc"/>
    </style:style>
    <style:style style:name="P50" style:family="paragraph" style:parent-style-name="Footnote">
      <style:text-properties officeooo:paragraph-rsid="0f40045a"/>
    </style:style>
    <style:style style:name="P51" style:family="paragraph" style:parent-style-name="Footnote">
      <style:text-properties officeooo:paragraph-rsid="0fce08f7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1" style:family="paragraph" style:parent-style-name="Standard">
      <style:text-properties officeooo:paragraph-rsid="0fba5a4f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65" style:family="paragraph" style:parent-style-name="Standard">
      <style:text-properties officeooo:paragraph-rsid="0fbbd67b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fc0c632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paragraph-rsid="0fc35f88"/>
    </style:style>
    <style:style style:name="P75" style:family="paragraph" style:parent-style-name="Standard">
      <style:text-properties officeooo:paragraph-rsid="0fc380a1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caaa01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d0b68a"/>
    </style:style>
    <style:style style:name="P81" style:family="paragraph" style:parent-style-name="Standard">
      <style:text-properties officeooo:paragraph-rsid="0fdc0816"/>
    </style:style>
    <style:style style:name="P82" style:family="paragraph" style:parent-style-name="Standard">
      <style:text-properties officeooo:paragraph-rsid="0fdc1b81"/>
    </style:style>
    <style:style style:name="P83" style:family="paragraph" style:parent-style-name="Standard">
      <style:text-properties officeooo:paragraph-rsid="0fd655f2"/>
    </style:style>
    <style:style style:name="P84" style:family="paragraph" style:parent-style-name="Standard">
      <style:text-properties officeooo:rsid="0fe7bc97" officeooo:paragraph-rsid="0fe7bc97"/>
    </style:style>
    <style:style style:name="P85" style:family="paragraph" style:parent-style-name="Standard">
      <style:text-properties officeooo:paragraph-rsid="0fe7bc97"/>
    </style:style>
    <style:style style:name="P86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7" style:family="paragraph" style:parent-style-name="Standard">
      <style:text-properties officeooo:paragraph-rsid="0fef63a7"/>
    </style:style>
    <style:style style:name="P88" style:family="paragraph" style:parent-style-name="Standard">
      <style:text-properties officeooo:paragraph-rsid="0ff06808"/>
    </style:style>
    <style:style style:name="P89" style:family="paragraph" style:parent-style-name="Standard">
      <style:text-properties officeooo:paragraph-rsid="0ff0effa"/>
    </style:style>
    <style:style style:name="P90" style:family="paragraph" style:parent-style-name="Standard">
      <style:text-properties officeooo:paragraph-rsid="0ff397b4"/>
    </style:style>
    <style:style style:name="P91" style:family="paragraph" style:parent-style-name="Standard">
      <style:text-properties officeooo:paragraph-rsid="0ff3c339"/>
    </style:style>
    <style:style style:name="P92" style:family="paragraph" style:parent-style-name="Standard">
      <style:text-properties officeooo:paragraph-rsid="0ff658a1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4cc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ac8d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48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ffb642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6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3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officeooo:rsid="0673d7fc"/>
    </style:style>
    <style:style style:name="T27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6" style:family="text">
      <style:text-properties style:text-line-through-style="none" style:text-line-through-type="none" style:font-name="Liberation Sans" style:text-underline-style="none" officeooo:rsid="0b0f3a36"/>
    </style:style>
    <style:style style:name="T277" style:family="text">
      <style:text-properties fo:language="en" fo:country="GB"/>
    </style:style>
    <style:style style:name="T278" style:family="text">
      <style:text-properties fo:language="en" fo:country="GB" officeooo:rsid="0e83c34e"/>
    </style:style>
    <style:style style:name="T27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0" style:family="text">
      <style:text-properties fo:language="en" fo:country="GB" officeooo:rsid="0f28d107"/>
    </style:style>
    <style:style style:name="T281" style:family="text">
      <style:text-properties fo:language="en" fo:country="GB" style:font-size-complex="12pt"/>
    </style:style>
    <style:style style:name="T282" style:family="text">
      <style:text-properties fo:language="en" fo:country="GB" officeooo:rsid="0f28d107" style:font-size-complex="12pt"/>
    </style:style>
    <style:style style:name="T28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size="8pt" style:font-size-asian="8pt" style:font-size-complex="8pt" loext:padding="0.049cm" loext:border="0.31pt solid #000000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officeooo:rsid="0fe2c54a" style:font-weight-asian="bold" style:font-weight-complex="bold"/>
    </style:style>
    <style:style style:name="T287" style:family="text">
      <style:text-properties fo:font-weight="bold" officeooo:rsid="0fe49cc7" style:font-weight-asian="bold" style:font-weight-complex="bold"/>
    </style:style>
    <style:style style:name="T288" style:family="text">
      <style:text-properties officeooo:rsid="0fe2c54a"/>
    </style:style>
    <style:style style:name="T289" style:family="text">
      <style:text-properties officeooo:rsid="0fed674a"/>
    </style:style>
    <style:style style:name="T290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3"><text:span text:style-name="Strong_20_Emphasis"><text:span text:style-name="T170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1</text:user-field-get></text:span><text:span text:style-name="Strong_20_Emphasis"><text:span text:style-name="T171"><text:s/></text:span></text:span><text:span text:style-name="Strong_20_Emphasis"><text:span text:style-name="T172">LTS</text:span></text:span><text:span text:style-name="T211"><text:note text:id="ftn1" text:note-class="footnote"><text:note-citation>1</text:note-citation><text:note-body><text:p text:style-name="P30"><text:span text:style-name="T197">L</text:span><text:span text:style-name="T198">TS stands for Long-Term Support, and this A</text:span><text:span text:style-name="T205">ugust</text:span><text:span text:style-name="T199"> </text:span><text:span text:style-name="Strong_20_Emphasis"><text:span text:style-name="T126"><text:user-field-get style:data-style-name="N0" text:name="Releaseyear">2021</text:user-field-get></text:span></text:span><text:span text:style-name="T202"><text:s/></text:span><text:span text:style-name="T207"><text:user-field-get text:name="Distro">Debian</text:user-field-get></text:span><text:span text:style-name="T208"><text:s/></text:span><text:span text:style-name="T208"><text:user-field-get text:name="Version">11</text:user-field-get></text:span><text:span text:style-name="Strong_20_Emphasis"><text:span text:style-name="T173"><text:s/></text:span></text:span><text:span text:style-name="T199">LTS </text:span><text:span text:style-name="T200">( </text:span><text:span text:style-name="T198">codenamed</text:span><text:span text:style-name="T200"> </text:span><text:span text:style-name="T201">B</text:span><text:span text:style-name="T200">ullseye) </text:span><text:span text:style-name="T198">will be </text:span><text:span text:style-name="T206">supported</text:span><text:span text:style-name="T198"> for five years until A</text:span><text:span text:style-name="T205">ugust</text:span><text:span text:style-name="T199"> </text:span><text:span text:style-name="T197">202</text:span><text:span text:style-name="T203">6</text:span><text:span text:style-name="T204">.</text:span></text:p></text:note-body></text:note></text:span><text:span text:style-name="T212"> </text:span><text:span text:style-name="T212"><text:user-field-get text:name="Edition">desktop</text:user-field-get></text:span><text:span text:style-name="T213">.</text:span></text:p>
      <text:p text:style-name="P8"/>
      <text:p text:style-name="P61"><text:span text:style-name="T35">Visit </text:span><text:a xlink:type="simple" xlink:href="https://karelzimmer.nl/" text:style-name="Internet_20_link" text:visited-style-name="Visited_20_Internet_20_Link"><text:span text:style-name="Internet_20_link"><text:span text:style-name="T262">karelzimmer.nl</text:span></text:span></text:a><text:span text:style-name="T35"> for this and other Linux documents, scripts, and information.</text:span></text:p>
      <text:p text:style-name="P58"/>
      <text:p text:style-name="P29"><text:span text:style-name="T148">This is a fillable PDF with </text:span><text:span text:style-name="Strong_20_Emphasis"><text:span text:style-name="T41">te</text:span></text:span><text:span text:style-name="Strong_20_Emphasis"><text:span text:style-name="T43">x</text:span></text:span><text:span text:style-name="Strong_20_Emphasis"><text:span text:style-name="T41">t</text:span></text:span><text:span text:style-name="T148"> </text:span><text:span text:style-name="T149">a</text:span><text:span text:style-name="T148">n</text:span><text:span text:style-name="T149">d</text:span><text:span text:style-name="Strong_20_Emphasis"><text:span text:style-name="T42"> </text:span></text:span><text:span text:style-name="Strong_20_Emphasis"><text:span text:style-name="T81"><draw:control text:anchor-type="as-char" draw:z-index="12" draw:name="Vorm3_ 1" draw:style-name="gr1" draw:text-style-name="P98" svg:width="0.35cm" svg:height="0.35cm" draw:control="control13"/></text:span></text:span><text:span text:style-name="T148"><text:s/>checkboxes; printing is not necessary.</text:span></text:p>
      <text:p text:style-name="P52"/>
      <text:p text:style-name="P62"><text:span text:style-name="Definition"><text:span text:style-name="T279">user</text:span></text:span><text:span text:style-name="T220"><text:tab/><text:tab/></text:span><text:span text:style-name="T219"> <text:tab/><text:tab/><text:tab/></text:span><text:span text:style-name="T221"><draw:control text:anchor-type="as-char" svg:y="-0.429cm" draw:z-index="13" draw:name="Gebruiker 2" draw:style-name="gr2" draw:text-style-name="P99" svg:width="6.002cm" svg:height="0.6cm" draw:control="control14"><svg:title>Gebruiker</svg:title><svg:desc>Volledige naam, bijv. Jan Stek</svg:desc></draw:control></text:span><text:span text:style-name="T221"><text:tab/></text:span><text:span text:style-name="T222">[</text:span><text:span text:style-name="T216">na</text:span><text:span text:style-name="T217">me,</text:span><text:span text:style-name="T216"> </text:span><text:span text:style-name="T217">e.g.</text:span><text:span text:style-name="T216"> </text:span><text:span text:style-name="T218">J</text:span><text:span text:style-name="T223">a</text:span><text:span text:style-name="T218">n </text:span><text:span text:style-name="T223">Jansen</text:span><text:span text:style-name="T224">]</text:span></text:p>
      <text:p text:style-name="P65"><text:span text:style-name="Definition"><text:span text:style-name="T215">USER</text:span></text:span><text:span text:style-name="Definition"><text:span text:style-name="T277">na</text:span></text:span><text:span text:style-name="Definition"><text:span text:style-name="T280">me</text:span></text:span><text:span text:style-name="T214"><text:tab/><text:tab/><text:tab/></text:span><text:span text:style-name="T214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1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4">j</text:span><text:span text:style-name="T175">a</text:span><text:span text:style-name="T174">n</text:span><text:span text:style-name="T176">]</text:span></text:p>
      <text:p text:style-name="P62"><text:span text:style-name="Definition"><text:span text:style-name="T277">COMPUTERNA</text:span></text:span><text:span text:style-name="Definition"><text:span text:style-name="T280">me</text:span></text:span><text:span text:style-name="T225"><text:tab/></text:span><text:span text:style-name="T277"><draw:control text:anchor-type="as-char" svg:y="-0.429cm" draw:z-index="15" draw:name="Computernaam 1" draw:style-name="gr2" draw:text-style-name="P99" svg:width="6.002cm" svg:height="0.6cm" draw:control="control16"><svg:title>Computernaam</svg:title><svg:desc>Unieke naam van de computer</svg:desc></draw:control></text:span><text:span text:style-name="T277"><text:tab/></text:span><text:span text:style-name="T229">[</text:span><text:span text:style-name="T226">na</text:span><text:span text:style-name="T230">me of the</text:span><text:span text:style-name="T226"> compute</text:span><text:span text:style-name="T227">r, </text:span><text:span text:style-name="T230">e.g.</text:span><text:span text:style-name="T231"> </text:span><text:span text:style-name="T232">pc02</text:span><text:span text:style-name="T229">]</text:span></text:p>
      <text:p text:style-name="P62"><text:span text:style-name="Definition"><text:span text:style-name="T277">START</text:span></text:span><text:span text:style-name="Definition"><text:span text:style-name="T280">up</text:span></text:span><text:span text:style-name="Definition"><text:span text:style-name="T277">MEnU</text:span></text:span><text:span text:style-name="T221"><text:tab/><text:tab/></text:span><text:span text:style-name="T221"><draw:control text:anchor-type="as-char" svg:y="-0.429cm" draw:z-index="16" draw:name="Opstartmenu 1" draw:style-name="gr2" draw:text-style-name="P99" svg:width="6.002cm" svg:height="0.6cm" draw:control="control17"><svg:title>Opstartmenu</svg:title><svg:desc>Toets voor het opstartmenu ("bootmenu")</svg:desc></draw:control></text:span><text:span text:style-name="T221"><text:tab/></text:span><text:span text:style-name="T229">[</text:span><text:span text:style-name="T226">key for the bootable medium</text:span><text:span text:style-name="T233">]</text:span></text:p>
      <text:p text:style-name="P62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17" draw:name="Instellingen 1" draw:style-name="gr2" draw:text-style-name="P99" svg:width="6.002cm" svg:height="0.6cm" draw:control="control18"><svg:title>Instellingen</svg:title><svg:desc>Toets voor het BIOS/UEFI-scherm ("setup")</svg:desc></draw:control></text:span><text:span text:style-name="T228"><text:tab/></text:span><text:span text:style-name="T229">[</text:span><text:span text:style-name="T226">key for the UEFI BIOS screen</text:span><text:span text:style-name="T229">]</text:span></text:p>
      <text:p text:style-name="P62"><text:span text:style-name="Definition"><text:span text:style-name="T240">USER2</text:span></text:span><text:span text:style-name="T247"><text:tab/></text:span><text:span text:style-name="T252"> <text:tab/><text:tab/><text:tab/></text:span><text:span text:style-name="T258"><draw:control text:anchor-type="as-char" svg:y="-0.429cm" draw:z-index="18" draw:name="Gebruiker 3" draw:style-name="gr2" draw:text-style-name="P99" svg:width="6.002cm" svg:height="0.6cm" draw:control="control19"><svg:title>Gebruiker</svg:title><svg:desc>Volledige naam, bijv. Jan Stek</svg:desc></draw:control></text:span><text:span text:style-name="T258"><text:tab/></text:span><text:span text:style-name="T259">[</text:span><text:span text:style-name="T253">na</text:span><text:span text:style-name="T255">me</text:span><text:span text:style-name="T253"> possibly</text:span><text:span text:style-name="T254"> 2</text:span><text:span text:style-name="T260">e</text:span><text:span text:style-name="T254"> USER</text:span><text:span text:style-name="T256">]</text:span></text:p>
      <text:p text:style-name="P65"><text:span text:style-name="Definition"><text:span text:style-name="T240">USERN</text:span></text:span><text:span text:style-name="Definition"><text:span text:style-name="T241">a</text:span></text:span><text:span text:style-name="Definition"><text:span text:style-name="T242">me</text:span></text:span><text:span text:style-name="Definition"><text:span text:style-name="T240">2</text:span></text:span><text:span text:style-name="Definition"><text:span text:style-name="T251"><text:tab/><text:tab/></text:span></text:span><text:span text:style-name="T257"><draw:control text:anchor-type="as-char" svg:y="-0.429cm" draw:z-index="19" draw:name="Gberuikersnaam 3" draw:style-name="gr2" draw:text-style-name="P99" svg:width="6.002cm" svg:height="0.6cm" draw:control="control20"><svg:title>Gebruikersnaam</svg:title><svg:desc>Korte naam, bijv. jan</svg:desc></draw:control></text:span><text:span text:style-name="T257"><text:tab/></text:span><text:span text:style-name="T244">[</text:span><text:span text:style-name="T245">user</text:span><text:span text:style-name="T243"> na</text:span><text:span text:style-name="T246">me</text:span><text:span text:style-name="T248"> possibly</text:span><text:span text:style-name="T249"> 2</text:span><text:span text:style-name="T261">e</text:span><text:span text:style-name="T249"> USER</text:span><text:span text:style-name="T250">]</text:span></text:p>
      <text:p text:style-name="P62"><text:span text:style-name="T177">Replace the </text:span><text:span text:style-name="T189">underlined</text:span><text:span text:style-name="T177"> words in this checklist with those in the </text:span><text:span text:style-name="Strong_20_Emphasis"><text:span text:style-name="T47">te</text:span></text:span><text:span text:style-name="Strong_20_Emphasis"><text:span text:style-name="T68">x</text:span></text:span><text:span text:style-name="Strong_20_Emphasis"><text:span text:style-name="T47">t </text:span></text:span><text:span text:style-name="Strong_20_Emphasis"><text:span text:style-name="T68">box</text:span></text:span><text:span text:style-name="T177">.</text:span></text:p>
      <text:p text:style-name="P5"/>
      <text:p text:style-name="P5"/>
      <text:p text:style-name="P63"><text:span text:style-name="T185">Not yet on Linux?</text:span><text:span text:style-name="T178"><text:tab/></text:span><text:span text:style-name="T183"><text:tab/></text:span><text:span text:style-name="T184">Use</text:span><text:span text:style-name="T179"> </text:span><text:span text:style-name="Strong_20_Emphasis"><text:span text:style-name="T187">Checklist m</text:span></text:span><text:span text:style-name="Strong_20_Emphasis"><text:span text:style-name="T188">oving</text:span></text:span><text:span text:style-name="T179"> o</text:span><text:span text:style-name="T182">n</text:span><text:span text:style-name="T17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0"> </text:span><text:span text:style-name="T182">u</text:span><text:span text:style-name="T180">nder </text:span><text:span text:style-name="T186">Linux</text:span><text:span text:style-name="T181">.</text:span></text:p>
      <text:p text:style-name="P57"><text:span text:style-name="T271">New installation?</text:span><text:span text:style-name="T273"><text:tab/></text:span><text:span text:style-name="T274"></text:span><text:span text:style-name="T275"><text:tab/>Start at chapter </text:span><text:span text:style-name="T272"><text:bookmark-ref text:reference-format="page" text:ref-name="__RefNumPara__4009_12717081281">2</text:bookmark-ref></text:span><text:span text:style-name="T272"><text:s/></text:span><text:span text:style-name="T272"><text:bookmark-ref text:reference-format="text" text:ref-name="__RefNumPara__4009_12717081281">Perform installation</text:bookmark-ref></text:span><text:span text:style-name="T276">.</text:span></text:p>
      <text:p text:style-name="P59"/>
      <text:p text:style-name="P62"><text:span text:style-name="Strong_20_Emphasis"><text:span text:style-name="T38"/></text:span></text:p>
      <text:list xml:id="list1774414392" text:style-name="L1">
        <text:list-item>
          <text:p text:style-name="P95"><text:bookmark-start text:name="__RefNumPara__4083_1271708128"/>Preparing installation<text:bookmark-end text:name="__RefNumPara__4083_1271708128"/></text:p>
        </text:list-item>
      </text:list>
      <text:p text:style-name="P5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4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8"><text:span text:style-name="User_20_Entry"><text:span text:style-name="T135">Login any additional </text:span></text:span><text:span text:style-name="Definition"><text:span text:style-name="T236">USER</text:span></text:span><text:span text:style-name="User_20_Entry"><text:span text:style-name="T136">s</text:span></text:span><text:span text:style-name="User_20_Entry"><text:span text:style-name="T146"> </text:span></text:span><text:span text:style-name="User_20_Entry"><text:span text:style-name="T135">and follow the same steps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36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7" draw:name="Vorm4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3" text:note-class="footnote"><text:note-citation>3</text:note-citation><text:note-body><text:p text:style-name="P50"><text:span text:style-name="T27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78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7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70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4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1">Type, or copy and paste, these t</text:span></text:span><text:span text:style-name="Strong_20_Emphasis"><text:span text:style-name="T72">hree</text:span></text:span><text:span text:style-name="Strong_20_Emphasis"><text:span text:style-name="T51"> commands, each followed by the</text:span></text:span><text:span text:style-name="Strong_20_Emphasis"><text:span text:style-name="T58"> </text:span></text:span><text:span text:style-name="Strong_20_Emphasis"><text:span text:style-name="T52">Enter</text:span></text:span><text:span text:style-name="Strong_20_Emphasis"><text:span text:style-name="T51"> key: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0">sudo</text:span></text:span><text:span text:style-name="User_20_Entry"><text:span text:style-name="T151"> </text:span></text:span><text:span text:style-name="User_20_Entry"><text:span text:style-name="T15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1">wget karelzimmer.nl/</text:span></text:span><text:span text:style-name="User_20_Entry"><text:span text:style-name="T152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1">bash </text:span></text:span><text:span text:style-name="User_20_Entry"><text:span text:style-name="T152">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69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1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7">P</text:span></text:span><text:span text:style-name="Strong_20_Emphasis"><text:span text:style-name="T53">ress the</text:span></text:span><text:span text:style-name="Strong_20_Emphasis"><text:span text:style-name="T54"> </text:span></text:span><text:span text:style-name="Strong_20_Emphasis"><text:span text:style-name="T55">Super</text:span></text:span><text:span text:style-name="Strong_20_Emphasis"><text:span text:style-name="T53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53">, type </text:span></text:span><text:span text:style-name="Strong_20_Emphasis"><text:span text:style-name="T96">menu</text:span></text:span><text:span text:style-name="Strong_20_Emphasis"><text:span text:style-name="T53"> and click the </text:span></text:span><text:span text:style-name="Strong_20_Emphasis"><text:span text:style-name="T160">M</text:span></text:span><text:span text:style-name="Strong_20_Emphasis"><text:span text:style-name="T154">enu</text:span></text:span><text:span text:style-name="Strong_20_Emphasis"><text:span text:style-name="T53"> icon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1">Select </text:span></text:span><text:span text:style-name="Strong_20_Emphasis"><text:span text:style-name="T97">1 Preparing installation</text:span></text:span><text:span text:style-name="Strong_20_Emphasis"><text:span text:style-name="T61"> 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71"><text:span text:style-name="Strong_20_Emphasis"><text:span text:style-name="T60">Follow the instructions on the screen.</text:span></text:span></text:p>
          </table:table-cell>
        </table:table-row>
      </table:table>
      <text:p text:style-name="P56"><text:bookmark-start text:name="__RefNumPara__4009_1271708128"/><text:bookmark-end text:name="__RefNumPara__4009_1271708128"/><text:span text:style-name="Strong_20_Emphasis"><text:span text:style-name="T2"/></text:span></text:p>
      <text:list xml:id="list111810074475419" text:continue-numbering="true" text:style-name="L1">
        <text:list-item>
          <text:p text:style-name="P94"><text:bookmark-start text:name="__RefNumPara__4009_12717081281"/><text:span text:style-name="Strong_20_Emphasis"><text:span text:style-name="T190">Perform installation</text:span></text:span><text:bookmark-end text:name="__RefNumPara__4009_12717081281"/></text:p>
        </text:list-item>
      </text:list>
      <text:p text:style-name="P83"><text:span text:style-name="Strong_20_Emphasis"><text:span text:style-name="T19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5"><text:span text:style-name="T191">Boot the computer from an </text:span><text:span text:style-name="T163"><text:user-field-get text:name="Distro">Debian</text:user-field-get></text:span><text:span text:style-name="T164"><text:s/></text:span><text:span text:style-name="T164"><text:user-field-get text:name="Version">11</text:user-field-get></text:span><text:span text:style-name="Strong_20_Emphasis"><text:span text:style-name="T165"><text:s/></text:span></text:span><text:span text:style-name="T192">Live</text:span><text:span text:style-name="T114"><text:note text:id="ftn5" text:note-class="footnote"><text:note-citation>1</text:note-citation><text:note-body><text:p text:style-name="P7"><text:span text:style-name="T234">From a Live USB stick (or DVD) you can boot and work with</text:span> <text:span text:style-name="T195"><text:user-field-get text:name="Distro">Debian</text:user-field-get></text:span><text:span text:style-name="T196"><text:s/>without installing it</text:span>.</text:p></text:note-body></text:note></text:span><text:span text:style-name="T113"> USB stick</text:span><text:span text:style-name="T115"><text:note text:id="ftn6" text:note-class="footnote"><text:note-citation>2</text:note-citation><text:note-body><text:p text:style-name="P51"><text:span text:style-name="Strong_20_Emphasis"><text:span text:style-name="T131">Download a CD image file (.iso) from</text:span></text:span><text:span text:style-name="Strong_20_Emphasis"><text:span text:style-name="T128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28">, scroll down and click<text:line-break/></text:span></text:span><text:span text:style-name="Strong_20_Emphasis"><text:span text:style-name="T137">unofficial live images for </text:span></text:span><text:span text:style-name="Strong_20_Emphasis"><text:span text:style-name="T145">“</text:span></text:span><text:span text:style-name="Strong_20_Emphasis"><text:span text:style-name="T147">stable</text:span></text:span><text:span text:style-name="Strong_20_Emphasis"><text:span text:style-name="T145">”</text:span></text:span><text:span text:style-name="Strong_20_Emphasis"><text:span text:style-name="T137"> with firmware included</text:span></text:span><text:span text:style-name="Strong_20_Emphasis"><text:span text:style-name="T128">. <text:line-break/></text:span></text:span><text:span text:style-name="Strong_20_Emphasis"><text:span text:style-name="T132">Then click on</text:span></text:span><text:span text:style-name="Strong_20_Emphasis"><text:span text:style-name="T128"> </text:span></text:span><text:span text:style-name="Strong_20_Emphasis"><text:span text:style-name="T137">amd64/</text:span></text:span><text:span text:style-name="Strong_20_Emphasis"><text:span text:style-name="T128"> and after that</text:span></text:span><text:span text:style-name="Strong_20_Emphasis"><text:span text:style-name="T129"> o</text:span></text:span><text:span text:style-name="Strong_20_Emphasis"><text:span text:style-name="T132">n</text:span></text:span><text:span text:style-name="Strong_20_Emphasis"><text:span text:style-name="T129"> </text:span></text:span><text:span text:style-name="Strong_20_Emphasis"><text:span text:style-name="T137">iso-hybrid/</text:span></text:span><text:span text:style-name="Strong_20_Emphasis"><text:span text:style-name="T128">.<text:line-break/></text:span></text:span><text:span text:style-name="Strong_20_Emphasis"><text:span text:style-name="T132">Click on</text:span></text:span><text:span text:style-name="Strong_20_Emphasis"><text:span text:style-name="T130"> </text:span></text:span><text:span text:style-name="T138">debian-live-11...</text:span><text:span text:style-name="T139">-</text:span><text:span text:style-name="T138">amd-64-</text:span><text:span text:style-name="T139">gnome</text:span><text:span text:style-name="T140">+non-fre</text:span><text:span text:style-name="T141">e</text:span><text:span text:style-name="T140">.iso</text:span><text:span text:style-name="Strong_20_Emphasis"><text:span text:style-name="T127">.<text:line-break/></text:span></text:span><text:span text:style-name="Strong_20_Emphasis"><text:span text:style-name="T131">Insert a USB stick of at least 4 GB.<text:line-break/>Locate </text:span></text:span><text:span text:style-name="Strong_20_Emphasis"><text:span text:style-name="T142">disk</text:span></text:span><text:span text:style-name="Strong_20_Emphasis"><text:span text:style-name="T131"> and click the </text:span></text:span><text:span text:style-name="Strong_20_Emphasis"><text:span text:style-name="T143">Disks</text:span></text:span><text:span text:style-name="Strong_20_Emphasis"><text:span text:style-name="T131"> icon. Select the USB stick in the list of disks on the left and click </text:span></text:span><text:span text:style-name="Strong_20_Emphasis"><text:span text:style-name="T143">Disk </text:span></text:span><text:span text:style-name="Strong_20_Emphasis"><text:span text:style-name="T142">settings</text:span></text:span><text:span text:style-name="Strong_20_Emphasis"><text:span text:style-name="T131"> ⋮ (icon with the three dots) in the top right corner.</text:span></text:span></text:p><text:p text:style-name="P51"><text:span text:style-name="Strong_20_Emphasis"><text:span text:style-name="T131"><text:tab/>Choose </text:span></text:span><text:span text:style-name="Strong_20_Emphasis"><text:span text:style-name="T143">Restore Disk Image</text:span></text:span><text:span text:style-name="Strong_20_Emphasis"><text:span text:style-name="T131"> and select the CD image file (.iso) you just downloaded.</text:span></text:span></text:p><text:p text:style-name="P51"><text:span text:style-name="Strong_20_Emphasis"><text:span text:style-name="T133"><text:tab/>Click </text:span></text:span><text:span text:style-name="Strong_20_Emphasis"><text:span text:style-name="T144">Start Restore</text:span></text:span><text:span text:style-name="Strong_20_Emphasis"><text:span text:style-name="T133">, and then click </text:span></text:span><text:span text:style-name="Strong_20_Emphasis"><text:span text:style-name="T144">Restore</text:span></text:span><text:span text:style-name="Strong_20_Emphasis"><text:span text:style-name="T133">.</text:span></text:span></text:p><text:p text:style-name="P51"><text:span text:style-name="Strong_20_Emphasis"><text:span text:style-name="T133"><text:tab/>Or use the </text:span></text:span><text:span text:style-name="Strong_20_Emphasis"><text:span text:style-name="T144">Etcher</text:span></text:span><text:span text:style-name="Strong_20_Emphasis"><text:span text:style-name="T133"> program </text:span></text:span><text:span text:style-name="Strong_20_Emphasis"><text:span text:style-name="T134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34">) </text:span></text:span><text:span text:style-name="Strong_20_Emphasis"><text:span text:style-name="T133">available for Windows, macOS, and Linux.</text:span></text:span></text:p></text:note-body></text:note></text:span><text:span text:style-name="T113"> </text:span><text:span text:style-name="T116">o</text:span><text:span text:style-name="T118">r</text:span><text:span text:style-name="T116"> </text:span><text:span text:style-name="T118">DVD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88"><text:span text:style-name="T119">S</text:span><text:span text:style-name="T120">tart up</text:span><text:span text:style-name="T113">/boot menu via </text:span><text:span text:style-name="Definition"><text:span text:style-name="T281">START</text:span></text:span><text:span text:style-name="Definition"><text:span text:style-name="T282">up</text:span></text:span><text:span text:style-name="Definition"><text:span text:style-name="T281">MEnU</text:span></text:span><text:span text:style-name="T113"> </text:span><text:span text:style-name="T121">and </text:span><text:span text:style-name="T120">settings/</text:span><text:span text:style-name="T117">setup</text:span><text:span text:style-name="T113"> via </text:span><text:span text:style-name="Definition"><text:span text:style-name="T14">SETTINGS</text:span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0"><text:span text:style-name="Strong_20_Emphasis"><text:span text:style-name="T31">P</text:span></text:span><text:span text:style-name="Strong_20_Emphasis"><text:span text:style-name="T28">ress the</text:span></text:span><text:span text:style-name="Strong_20_Emphasis"><text:span text:style-name="T29"> </text:span></text:span><text:span text:style-name="Strong_20_Emphasis"><text:span text:style-name="T30">Enter</text:span></text:span><text:span text:style-name="Strong_20_Emphasis"><text:span text:style-name="T28"> key </text:span></text:span><text:span text:style-name="Strong_20_Emphasis"><text:span text:style-name="T124">(</text:span></text:span><text:span text:style-name="Strong_20_Emphasis"><text:span text:style-name="T125">Debian GNU/Linux Live</text:span></text:span><text:span text:style-name="Strong_20_Emphasis"><text:span text:style-name="T124"> is </text:span></text:span><text:span text:style-name="Strong_20_Emphasis"><text:span text:style-name="T32">already selected</text:span></text:span><text:span text:style-name="Strong_20_Emphasis"><text:span text:style-name="T33">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82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60">Follow the instructions on the </text:span></text:span><text:span text:style-name="Strong_20_Emphasis"><text:span text:style-name="T73">welcome screens</text:span></text:span><text:span text:style-name="Strong_20_Emphasis"><text:span text:style-name="T6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8"><text:s/></text:span></text:span><text:span text:style-name="Strong_20_Emphasis"><text:span text:style-name="T82"><draw:control text:anchor-type="as-char" draw:z-index="9" draw:name="Vorm13_1" draw:style-name="gr1" draw:text-style-name="P9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36">Start the installation by clicking </text:span></text:span><text:span text:style-name="Strong_20_Emphasis"><text:span text:style-name="T101">Activities</text:span></text:span><text:span text:style-name="Strong_20_Emphasis"><text:span text:style-name="T36"> and clicking </text:span></text:span><text:span text:style-name="Strong_20_Emphasis"><text:span text:style-name="T101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4"><text:span text:style-name="Strong_20_Emphasis"><text:span text:style-name="T23">Follow the instructions on the </text:span></text:span><text:span text:style-name="Strong_20_Emphasis"><text:span text:style-name="T27">installation</text:span></text:span><text:span text:style-name="Strong_20_Emphasis"><text:span text:style-name="T26"> screens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84">At </text:span></text:span><text:span text:style-name="Strong_20_Emphasis"><text:span text:style-name="T104">Us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2"><text:span text:style-name="Strong_20_Emphasis"><text:span text:style-name="T91">E</text:span></text:span><text:span text:style-name="Strong_20_Emphasis"><text:span text:style-name="T83">nter your </text:span></text:span><text:span text:style-name="Strong_20_Emphasis"><text:span text:style-name="T104">What is your name</text:span></text:span><text:span text:style-name="Strong_20_Emphasis"><text:span text:style-name="T103"> </text:span></text:span><text:span text:style-name="Definition"><text:span text:style-name="T11">USER</text:span></text:span><text:span text:style-name="Strong_20_Emphasis"><text:span text:style-name="T88">, <text:line-break/></text:span></text:span><text:span text:style-name="Strong_20_Emphasis"><text:span text:style-name="T110">What name do you want to use to log in</text:span></text:span><text:span text:style-name="Strong_20_Emphasis"><text:span text:style-name="T8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111">What is the na</text:span></text:span><text:span text:style-name="Strong_20_Emphasis"><text:span text:style-name="T110">me of </text:span></text:span><text:span text:style-name="Strong_20_Emphasis"><text:span text:style-name="T112">this</text:span></text:span><text:span text:style-name="Strong_20_Emphasis"><text:span text:style-name="T11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90">enter a password twice, and click </text:span></text:span><text:span text:style-name="Strong_20_Emphasis"><text:span text:style-name="T105">Next</text:span></text:span><text:span text:style-name="Strong_20_Emphasis"><text:span text:style-name="T9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39">At </text:span></text:span><text:span text:style-name="Strong_20_Emphasis"><text:span text:style-name="T102">Summary</text:span></text:span><text:span text:style-name="Strong_20_Emphasis"><text:span text:style-name="T39"> check the summary and click </text:span></text:span><text:span text:style-name="Strong_20_Emphasis"><text:span text:style-name="T102">Install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48"><text:s/></text:span></text:span><text:span text:style-name="Strong_20_Emphasis"><text:span text:style-name="T82"><draw:control text:anchor-type="as-char" draw:z-index="20" draw:name="Vorm 1" draw:style-name="gr1" draw:text-style-name="P9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60"><text:span text:style-name="T288">At</text:span> <text:span text:style-name="T286">Finish</text:span> click <text:span text:style-name="T287">Done</text:span>.</text:p>
          </table:table-cell>
        </table:table-row>
      </table:table>
      <text:p text:style-name="P37"><text:span text:style-name="Strong_20_Emphasis"><text:span text:style-name="T85"/></text:span></text:p>
      <text:list xml:id="list111808947084485" text:continue-numbering="true" text:style-name="L1">
        <text:list-item>
          <text:p text:style-name="P97"><text:bookmark-start text:name="__RefNumPara__12966_2272496019"/><text:span text:style-name="Strong_20_Emphasis"><text:span text:style-name="T109">Finish installation</text:span></text:span><text:bookmark-end text:name="__RefNumPara__12966_2272496019"/></text:p>
        </text:list-item>
      </text:list>
      <text:p text:style-name="P3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5" draw:name="Vorm22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7">Log in as </text:span></text:span><text:span text:style-name="Definition"><text:span text:style-name="T10">US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26"><text:span text:style-name="Strong_20_Emphasis"><text:span text:style-name="T122"><text:s/></text:span></text:span><text:span text:style-name="Strong_20_Emphasis"><text:span text:style-name="T123"><draw:control text:anchor-type="as-char" draw:z-index="21" draw:name="Vorm24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23">Follow the instructions on the </text:span></text:span><text:span text:style-name="Strong_20_Emphasis"><text:span text:style-name="T24">welcome screens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8" draw:name="Vorm4_1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7" text:note-class="footnote"><text:note-citation>1</text:note-citation><text:note-body><text:p text:style-name="P50"><text:span text:style-name="T27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78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9"><text:span text:style-name="Strong_20_Emphasis"><text:span text:style-name="T78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70">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84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4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90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8"> </text:span></text:span><text:span text:style-name="Strong_20_Emphasis"><text:span text:style-name="T52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0">sudo</text:span></text:span><text:span text:style-name="User_20_Entry"><text:span text:style-name="T151"> </text:span></text:span><text:span text:style-name="User_20_Entry"><text:span text:style-name="T15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1">wget karelzimmer.nl/</text:span></text:span><text:span text:style-name="User_20_Entry"><text:span text:style-name="T153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1">bash </text:span></text:span><text:span text:style-name="User_20_Entry"><text:span text:style-name="T153">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0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6" draw:name="Vorm33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6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89"><text:span text:style-name="Strong_20_Emphasis"><text:span text:style-name="T78">P</text:span></text:span><text:span text:style-name="Strong_20_Emphasis"><text:span text:style-name="T64">ress the</text:span></text:span><text:span text:style-name="Strong_20_Emphasis"><text:span text:style-name="T59"> </text:span></text:span><text:span text:style-name="Strong_20_Emphasis"><text:span text:style-name="T55">Super</text:span></text:span><text:span text:style-name="Strong_20_Emphasis"><text:span text:style-name="T64"> key</text:span></text:span><text:span text:style-name="Strong_20_Emphasis"><text:span text:style-name="T21"><text:note-ref text:note-class="footnote" text:reference-format="text" text:ref-name="ftn8">2</text:note-ref></text:span></text:span><text:span text:style-name="Strong_20_Emphasis"><text:span text:style-name="T64">, type </text:span></text:span><text:span text:style-name="Strong_20_Emphasis"><text:span text:style-name="T98">menu</text:span></text:span><text:span text:style-name="Strong_20_Emphasis"><text:span text:style-name="T64"> and click the </text:span></text:span><text:span text:style-name="Strong_20_Emphasis"><text:span text:style-name="T160">M</text:span></text:span><text:span text:style-name="Strong_20_Emphasis"><text:span text:style-name="T156">enu</text:span></text:span><text:span text:style-name="Strong_20_Emphasis"><text:span text:style-name="T64"> icon.</text:span></text:span></text:p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2">Se</text:span></text:span><text:span text:style-name="Strong_20_Emphasis"><text:span text:style-name="T74">lect</text:span></text:span><text:span text:style-name="Strong_20_Emphasis"><text:span text:style-name="T62"> </text:span></text:span><text:span text:style-name="Strong_20_Emphasis"><text:span text:style-name="T106">3</text:span></text:span><text:span text:style-name="Strong_20_Emphasis"><text:span text:style-name="T86"> </text:span></text:span><text:span text:style-name="Strong_20_Emphasis"><text:span text:style-name="T107">Finish installatio</text:span></text:span><text:span text:style-name="Strong_20_Emphasis"><text:span text:style-name="T108">n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48"><text:s/></text:span></text:span><text:span text:style-name="Strong_20_Emphasis"><text:span text:style-name="T82"><draw:control text:anchor-type="as-char" draw:z-index="22" draw:name="Vorm 2" draw:style-name="gr1" draw:text-style-name="P9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4"><text:span text:style-name="T285">Restart</text:span> <text:span text:style-name="T289">the computer.</text:span></text:p>
          </table:table-cell>
        </table:table-row>
      </table:table>
      <text:p text:style-name="P38"><text:span text:style-name="Strong_20_Emphasis"><text:span text:style-name="T37"><text:tab/></text:span></text:span></text:p>
      <text:p text:style-name="P39"><text:span text:style-name="Strong_20_Emphasis"><text:span text:style-name="T60"/></text:span></text:p>
      <text:list xml:id="list111808783456213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63">rovision user</text:span></text:span></text:p>
        </text:list-item>
      </text:list>
      <text:p text:style-name="P5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6"><text:span text:style-name="Strong_20_Emphasis"><text:span text:style-name="T48"><text:s/></text:span></text:span><text:span text:style-name="Strong_20_Emphasis"><text:span text:style-name="T82"><draw:control text:anchor-type="as-char" draw:z-index="10" draw:name="Vorm36_0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32"><text:span text:style-name="Strong_20_Emphasis"><text:span text:style-name="T40">Log in as</text:span></text:span><text:span text:style-name="Strong_20_Emphasis"><text:span text:style-name="T37"> </text:span></text:span><text:span text:style-name="Definition"><text:span text:style-name="T10">USER</text:span></text:span><text:span text:style-name="Strong_20_Emphasis"><text:span text:style-name="T49"><text:note text:id="ftn9" text:note-class="footnote"><text:note-citation>1</text:note-citation><text:note-body><text:p text:style-name="P49"><text:span text:style-name="User_20_Entry"><text:span text:style-name="T161">Login any additional </text:span></text:span><text:span text:style-name="Definition"><text:span text:style-name="T235">USER</text:span></text:span><text:span text:style-name="User_20_Entry"><text:span text:style-name="T162">s </text:span></text:span><text:span text:style-name="User_20_Entry"><text:span text:style-name="T161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47"><text:span text:style-name="Strong_20_Emphasis"><text:span text:style-name="T48"><text:s/></text:span></text:span><text:span text:style-name="Strong_20_Emphasis"><text:span text:style-name="T82"><draw:control text:anchor-type="as-char" draw:z-index="11" draw:name="Vorm36_2" draw:style-name="gr1" draw:text-style-name="P98" svg:width="0.35cm" svg:height="0.35cm" draw:control="control12"/></text:span></text:span></text:p>
          </table:table-cell>
          <table:table-cell table:style-name="Tabel2.A1" office:value-type="string">
            <text:p text:style-name="P33"><text:span text:style-name="Strong_20_Emphasis"><text:span text:style-name="T65">Set up the</text:span></text:span><text:span text:style-name="Strong_20_Emphasis"><text:span text:style-name="T66"> </text:span></text:span><text:span text:style-name="Strong_20_Emphasis"><text:span text:style-name="T80">user</text:span></text:span><text:span text:style-name="Definition"><text:span text:style-name="T283">: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5"><text:span text:style-name="Strong_20_Emphasis"><text:span text:style-name="T79">Pr</text:span></text:span><text:span text:style-name="Strong_20_Emphasis"><text:span text:style-name="T65">es</text:span></text:span><text:span text:style-name="Strong_20_Emphasis"><text:span text:style-name="T79">s</text:span></text:span><text:span text:style-name="Strong_20_Emphasis"><text:span text:style-name="T65"> the </text:span></text:span><text:span text:style-name="Strong_20_Emphasis"><text:span text:style-name="T55">Super</text:span></text:span><text:span text:style-name="Strong_20_Emphasis"><text:span text:style-name="T65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84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5">, type </text:span></text:span><text:span text:style-name="Strong_20_Emphasis"><text:span text:style-name="T99">menu</text:span></text:span><text:span text:style-name="Strong_20_Emphasis"><text:span text:style-name="T65"> and click on the </text:span></text:span><text:span text:style-name="Strong_20_Emphasis"><text:span text:style-name="T160">M</text:span></text:span><text:span text:style-name="Strong_20_Emphasis"><text:span text:style-name="T158">enu</text:span></text:span><text:span text:style-name="Strong_20_Emphasis"><text:span text:style-name="T65"> ico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34"><text:span text:style-name="Strong_20_Emphasis"><text:span text:style-name="T75">Select</text:span></text:span><text:span text:style-name="Strong_20_Emphasis"><text:span text:style-name="T62"> </text:span></text:span><text:span text:style-name="Strong_20_Emphasis"><text:span text:style-name="T106">4 </text:span></text:span><text:span text:style-name="Strong_20_Emphasis"><text:span text:style-name="T95">Provision user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/>
          </table:table-cell>
        </table:table-row>
        <table:table-row>
          <table:table-cell table:style-name="Tabel2.A1" office:value-type="string">
            <text:p text:style-name="P27"><text:span text:style-name="Strong_20_Emphasis"><text:span text:style-name="T25"><text:s/></text:span></text:span><text:span text:style-name="Strong_20_Emphasis"><text:span text:style-name="T34"><draw:control text:anchor-type="as-char" draw:z-index="23" draw:name="Vorm 3" draw:style-name="gr1" draw:text-style-name="P98" svg:width="0.35cm" svg:height="0.35cm" draw:control="control24"/></text:span></text:span></text:p>
          </table:table-cell>
          <table:table-cell table:style-name="Tabel2.A1" office:value-type="string">
            <text:p text:style-name="P86"><text:span text:style-name="T285">Log Out</text:span> <text:span text:style-name="T290">the user.</text:span></text:p>
          </table:table-cell>
        </table:table-row>
      </table:table>
      <text:p text:style-name="P31"><text:span text:style-name="Strong_20_Emphasis"><text:span text:style-name="T67"/></text:span></text:p>
      <text:p text:style-name="P22"/>
      <text:p text:style-name="P22"/>
      <text:p text:style-name="P80"><text:span text:style-name="T169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1</text:user-field-get></text:span><text:span text:style-name="Strong_20_Emphasis"><text:span text:style-name="T165"><text:s/></text:span></text:span><text:span text:style-name="Strong_20_Emphasis"><text:span text:style-name="T167">LTS </text:span>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Strong_20_Emphasis"><text:span text:style-name="T169">installation is complete.</text:span></text:span></text:p>
      <text:p text:style-name="P55"/>
      <text:p text:style-name="P64"><text:span text:style-name="Emphasis"><text:span text:style-name="T269">Written</text:span></text:span><text:span text:style-name="Emphasis"><text:span text:style-name="T264"> </text:span></text:span><text:span text:style-name="Emphasis"><text:span text:style-name="T265">in </text:span></text:span><text:span text:style-name="Strong_20_Emphasis"><text:span text:style-name="T60"><text:user-field-get style:data-style-name="N0" text:name="Releaseyear">2021</text:user-field-get></text:span></text:span><text:span text:style-name="Emphasis"><text:span text:style-name="T266"><text:s/></text:span></text:span><text:span text:style-name="Emphasis"><text:span text:style-name="T269">by</text:span></text:span><text:span text:style-name="Emphasis"><text:span text:style-name="T26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7">Karel Zimmer</text:span></text:span></text:a><text:span text:style-name="Emphasis"><text:span text:style-name="T26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68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0">Public Domain Dedication</text:span></text:span></text:a><text:span text:style-name="Emphasis"><text:span text:style-name="T26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29T11:18:08.369795889">29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9T11:18:08.154754599</dc:date>
    <meta:keyword>Installatie</meta:keyword>
    <meta:keyword>Checklist</meta:keyword>
    <meta:keyword>Linux</meta:keyword>
    <meta:editing-cycles>6803</meta:editing-cycles>
    <meta:editing-duration>P11DT23H3M48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697" meta:character-count="4293" meta:non-whitespace-character-count="3627"/>
    <meta:user-defined meta:name="Info 1"/>
    <meta:user-defined meta:name="Info 2"/>
    <meta:user-defined meta:name="Info 3"/>
    <meta:user-defined meta:name="Info 4"/>
  </office:meta>
</office:document-meta>
</file>